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d827" officeooo:paragraph-rsid="000fd827"/>
    </style:style>
    <style:style style:name="P2" style:family="paragraph" style:parent-style-name="Standard">
      <style:text-properties officeooo:rsid="000fd827" officeooo:paragraph-rsid="0012f750"/>
    </style:style>
    <style:style style:name="P3" style:family="paragraph" style:parent-style-name="Standard">
      <style:text-properties officeooo:rsid="000fd827" officeooo:paragraph-rsid="00133a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ite 477</text:p>
      <text:p text:style-name="P1">Aufgabe 1</text:p>
      <text:p text:style-name="P1">a) Richtig</text:p>
      <text:p text:style-name="P2">b) Richtig</text:p>
      <text:p text:style-name="P3">c) Richtig</text:p>
      <text:p text:style-name="P1">d) Falsch</text:p>
      <text:p text:style-name="P1">e) Richtig</text:p>
      <text:p text:style-name="P1">f) Richtig</text:p>
      <text:p text:style-name="P1">g) Fals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2T11:03:35.457000000</meta:creation-date>
    <dc:date>2021-02-08T11:55:52.536000000</dc:date>
    <meta:editing-duration>PT11M36S</meta:editing-duration>
    <meta:editing-cycles>3</meta:editing-cycles>
    <meta:generator>LibreOffice/6.2.2.2$Windows_X86_64 LibreOffice_project/2b840030fec2aae0fd2658d8d4f9548af4e3518d</meta:generator>
    <meta:document-statistic meta:table-count="0" meta:image-count="0" meta:object-count="0" meta:page-count="1" meta:paragraph-count="9" meta:word-count="18" meta:character-count="86" meta:non-whitespace-character-count="77"/>
  </office:meta>
</office:document-meta>
</file>